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officeooo:rsid="00094d5d" officeooo:paragraph-rsid="00094d5d" style:font-size-asian="16pt" style:font-size-complex="16pt"/>
    </style:style>
    <style:style style:name="P2" style:family="paragraph" style:parent-style-name="Standard">
      <style:paragraph-properties fo:text-align="start" style:justify-single-word="false"/>
      <style:text-properties style:font-name="Arial" fo:font-size="16pt" officeooo:rsid="00094d5d" officeooo:paragraph-rsid="00094d5d" style:font-size-asian="16pt" style:font-size-complex="16pt"/>
    </style:style>
    <style:style style:name="P3" style:family="paragraph" style:parent-style-name="Standard">
      <style:paragraph-properties fo:text-align="start" style:justify-single-word="false"/>
      <style:text-properties style:font-name="Arial" fo:font-size="16pt" officeooo:rsid="000a2b40" officeooo:paragraph-rsid="000a2b40" style:font-size-asian="16pt" style:font-size-complex="16pt"/>
    </style:style>
    <style:style style:name="P4" style:family="paragraph" style:parent-style-name="Standard">
      <style:paragraph-properties fo:text-align="start" style:justify-single-word="false"/>
      <style:text-properties style:font-name="Arial" fo:font-size="16pt" officeooo:paragraph-rsid="000fdff7" style:font-size-asian="16pt" style:font-size-complex="16pt"/>
    </style:style>
    <style:style style:name="P5" style:family="paragraph" style:parent-style-name="Standard">
      <style:paragraph-properties fo:text-align="start" style:justify-single-word="false"/>
      <style:text-properties style:font-name="Arial" fo:font-size="16pt" officeooo:rsid="000d7f87" officeooo:paragraph-rsid="000d7f87" style:font-size-asian="16pt" style:font-size-complex="16pt"/>
    </style:style>
    <style:style style:name="P6" style:family="paragraph" style:parent-style-name="Standard">
      <style:paragraph-properties fo:text-align="start" style:justify-single-word="false"/>
      <style:text-properties style:font-name="Arial" fo:font-size="16pt" officeooo:rsid="000fdff7" officeooo:paragraph-rsid="000fdff7" style:font-size-asian="16pt" style:font-size-complex="16pt"/>
    </style:style>
    <style:style style:name="P7" style:family="paragraph" style:parent-style-name="Standard">
      <style:paragraph-properties fo:text-align="start" style:justify-single-word="false"/>
      <style:text-properties style:font-name="Arial" fo:font-size="16pt" officeooo:rsid="00111cc7" officeooo:paragraph-rsid="00111cc7" style:font-size-asian="16pt" style:font-size-complex="16pt"/>
    </style:style>
    <style:style style:name="P8" style:family="paragraph" style:parent-style-name="Standard">
      <style:paragraph-properties fo:text-align="start" style:justify-single-word="false"/>
      <style:text-properties style:font-name="Arial" fo:font-size="16pt" officeooo:rsid="0011e37f" officeooo:paragraph-rsid="0011e37f" style:font-size-asian="16pt" style:font-size-complex="16pt"/>
    </style:style>
    <style:style style:name="P9" style:family="paragraph" style:parent-style-name="Standard">
      <style:paragraph-properties fo:text-align="start" style:justify-single-word="false"/>
      <style:text-properties style:font-name="Arial" fo:font-size="14pt" officeooo:rsid="001341fe" officeooo:paragraph-rsid="001341fe" style:font-size-asian="14pt" style:font-size-complex="14pt"/>
    </style:style>
    <style:style style:name="P10" style:family="paragraph" style:parent-style-name="Standard">
      <style:paragraph-properties fo:text-align="start" style:justify-single-word="false"/>
      <style:text-properties style:font-name="Arial" fo:font-size="14pt" officeooo:rsid="0014ae77" officeooo:paragraph-rsid="0014ae77" style:font-size-asian="14pt" style:font-size-complex="14pt"/>
    </style:style>
    <style:style style:name="P11" style:family="paragraph" style:parent-style-name="Standard">
      <style:paragraph-properties fo:text-align="start" style:justify-single-word="false"/>
      <style:text-properties style:font-name="Arial" fo:font-size="14pt" officeooo:rsid="0011e37f" officeooo:paragraph-rsid="0011e37f" style:font-size-asian="14pt" style:font-size-complex="14pt"/>
    </style:style>
    <style:style style:name="P12" style:family="paragraph" style:parent-style-name="Standard">
      <style:paragraph-properties fo:text-align="start" style:justify-single-word="false"/>
      <style:text-properties style:font-name="Arial" fo:font-size="14pt" officeooo:rsid="000a2b40" officeooo:paragraph-rsid="000a2b40" style:font-size-asian="14pt" style:font-size-complex="14pt"/>
    </style:style>
    <style:style style:name="P13" style:family="paragraph" style:parent-style-name="Standard">
      <style:paragraph-properties fo:text-align="start" style:justify-single-word="false"/>
      <style:text-properties style:font-name="Arial" fo:font-size="14pt" officeooo:paragraph-rsid="000a2b40" style:font-size-asian="14pt" style:font-size-complex="14pt"/>
    </style:style>
    <style:style style:name="P14" style:family="paragraph" style:parent-style-name="Standard">
      <style:paragraph-properties fo:text-align="start" style:justify-single-word="false"/>
      <style:text-properties style:font-name="Arial" fo:font-size="14pt" officeooo:paragraph-rsid="000fdff7" style:font-size-asian="14pt" style:font-size-complex="14pt"/>
    </style:style>
    <style:style style:name="P15" style:family="paragraph" style:parent-style-name="Standard">
      <style:paragraph-properties fo:text-align="start" style:justify-single-word="false"/>
      <style:text-properties style:font-name="Arial" fo:font-size="14pt" officeooo:rsid="000d7f87" officeooo:paragraph-rsid="000d7f87" style:font-size-asian="14pt" style:font-size-complex="14pt"/>
    </style:style>
    <style:style style:name="T1" style:family="text">
      <style:text-properties officeooo:rsid="000a2b40"/>
    </style:style>
    <style:style style:name="T2" style:family="text">
      <style:text-properties style:font-name="Arial"/>
    </style:style>
    <style:style style:name="T3" style:family="text">
      <style:text-properties officeooo:rsid="000f796a"/>
    </style:style>
    <style:style style:name="T4" style:family="text">
      <style:text-properties officeooo:rsid="000fdff7"/>
    </style:style>
    <style:style style:name="T5" style:family="text">
      <style:text-properties fo:font-size="16pt" officeooo:rsid="000fdff7"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Übung 1 BWL</text:p>
      <text:p text:style-name="P1"/>
      <text:p text:style-name="P2">Aufgabe 1</text:p>
      <text:p text:style-name="P12">Die Betriebswirtschaftslehre ist die Lehre von der Leitung und Organisation eines Betriebs.</text:p>
      <text:p text:style-name="P3"/>
      <text:p text:style-name="P3">Aufgabe 2</text:p>
      <text:p text:style-name="P13"><text:span text:style-name="T1">Marktwert: 154,38 Mrd. EUR </text:span></text:p>
      <text:p text:style-name="P13"><text:span text:style-name="T1">Umsatzwert: 6,85 Mrd. EUR im dritten Quartal 2021</text:span></text:p>
      <text:p text:style-name="P5"/>
      <text:p text:style-name="P5"><text:span text:style-name="T1">A</text:span>ufgabe 3</text:p>
      <text:p text:style-name="P15">Die Volkswirtschaftslehre beschäftigt sich mit gesamtwirtschaftlichen Zusammenhängen. Dadurch unterscheidet sie sich von der Betriebswirtschaftslehre, die sich nur mit Betrieben beschäftigt und dabei jeden Betrieb für sich betrachtet.</text:p>
      <text:p text:style-name="P5"/>
      <text:p text:style-name="P5">Aufgabe 4</text:p>
      <text:p text:style-name="P15">Arbeitslosenquote (2021): 5,9% (Statista)</text:p>
      <text:p text:style-name="P15">Inflationsrate: 4,1% im September, 3,1% als Prognose für 2021 (Inflationsrate.com)</text:p>
      <text:p text:style-name="P5"/>
      <text:p text:style-name="P5">Aufgabe 5</text:p>
      <text:p text:style-name="P15">Laut dem Glossar ist ein Betrieb <text:span text:style-name="T3">nicht einheitlich definiert. Das Glossar wählt die Definition eines Betriebs als produktives soziale soder sozio-technisches System, welche ihre Ziele in Arbeitsteilen anstreben und vor allem den Fremdbedarf deckt. </text:span></text:p>
      <text:p text:style-name="P5"/>
      <text:p text:style-name="P6"><text:span text:style-name="T3">A</text:span>ufgabe 6</text:p>
      <text:p text:style-name="P14"><text:span text:style-name="T4">1) </text:span>sind Sie mit dem ökonomischen Prinzip vertraut und können die darauf bezogenen unterschiedlichen Kennzahlen beschreiben.</text:p>
      <text:p text:style-name="P14"/>
      <text:p text:style-name="P14"><text:span text:style-name="T4">2) </text:span>kennen Sie die grundlegenden Managementfunktionen</text:p>
      <text:p text:style-name="P14"/>
      <text:p text:style-name="P14"><text:span text:style-name="T4">12) </text:span>sind Sie mit den Chancen und Herausforderungen der Digitalisierung vertraut</text:p>
      <text:p text:style-name="P14"/>
      <text:p text:style-name="P4"><text:span text:style-name="T5"/></text:p>
      <text:p text:style-name="P7"><text:span text:style-name="T4">A</text:span>ufgabe 7</text:p>
      <text:p text:style-name="P11">Die betriebswirtschaftlichen Funktionen sind die Aufgaben, die zum Bestehen von Unternehmen erfüllt werden müssen. Von Funktionen ist die rede, bei mehreren voneinander abhängigen Größen.</text:p>
      <text:p text:style-name="P11"/>
      <text:p text:style-name="P8"><text:soft-page-break/></text:p>
      <text:p text:style-name="P8">Aufgabe 8</text:p>
      <text:p text:style-name="P9">Apple ist gleich durch mehrere Faktoren erfolgreich. Apple verfügte lange über sehr fortschrittliche Technologie. So schon 1987 mit dem Macintosh II oder den seit 2008 veröffentlichen iPhones mit schnell wachsendem Funktionsumfang.</text:p>
      <text:p text:style-name="P9">Inzwischen gelang ihnen darüber hinaus auch die Etablierung von Apple als Statussymbol. Damit ist der Andrang trotz, beziehungsweise gerade wegen des hohen Preises enorm. Dieses Phänomen kann auch bei Autos oder Kleidung beobachtet werden. </text:p>
      <text:p text:style-name="P10">Der letzte Faktor auf den ich hier eingehen will ist das „Apple Universum“. Die Produkte von Apple sind aufeinander abgestimmt und funktionieren miteinander Reibungslos. Externe Geräte allerdings sind oft nicht kompatibel oder nur schwer nutzbar. Dazu stellt Apple nötiges Zubehör und nötige Software (beides primär nur intern nutzbar) bereit und nimmt Kund:innen so die Möglichkeit und auch den Anreiz zur Konkurrenz zu wechsel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rif" svg:font-family="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17:19:03.415000000</meta:creation-date>
    <dc:date>2021-10-26T19:15:50.426000000</dc:date>
    <meta:editing-duration>PT48M36S</meta:editing-duration>
    <meta:editing-cycles>5</meta:editing-cycles>
    <meta:generator>LibreOffice/7.0.1.2$Windows_X86_64 LibreOffice_project/7cbcfc562f6eb6708b5ff7d7397325de9e764452</meta:generator>
    <meta:document-statistic meta:table-count="0" meta:image-count="0" meta:object-count="0" meta:page-count="2" meta:paragraph-count="23" meta:word-count="303" meta:character-count="2197" meta:non-whitespace-character-count="1914"/>
  </office:meta>
</office:document-meta>
</file>